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cd5e" officeooo:paragraph-rsid="0000cd5e"/>
    </style:style>
    <style:style style:name="P2" style:family="paragraph" style:parent-style-name="Standard">
      <style:text-properties officeooo:rsid="0001352d" officeooo:paragraph-rsid="000135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trado em ciência da computação.</text:p>
      <text:p text:style-name="P1"/>
      <text:p text:style-name="P1">Marcos Antonio Carlos Garcia - N° 840121</text:p>
      <text:p text:style-name="P1"/>
      <text:p text:style-name="P1">Tema:</text:p>
      <text:p text:style-name="P1"/>
      <text:p text:style-name="P1">Banco de dados → Modelagem de dados → Extensão do MER para atributos e estruturas aninhadas.</text:p>
      <text:p text:style-name="P1"/>
      <text:p text:style-name="P2">Estudar, adaptar e extender limitações do modelo tradicional, fazendo com que ele acomode e represente dados semiestruturados.</text:p>
      <text:p text:style-name="P1"/>
      <text:p text:style-name="P1">Banco de dados: Contexto amplo do tema.</text:p>
      <text:p text:style-name="P1">Modelagem de dados: Foco em tecnicas de modelagem.</text:p>
      <text:p text:style-name="P1">Extensão do MER para atributos e estruturas aninhadas: Estudo na inovação na modelagem de dados para cenários semiestrutur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3:43:51.499000000</meta:creation-date>
    <dc:date>2024-10-28T14:06:40.508000000</dc:date>
    <meta:editing-duration>PT12M19S</meta:editing-duration>
    <meta:editing-cycles>2</meta:editing-cycles>
    <meta:generator>LibreOffice/24.2.6.2$Windows_X86_64 LibreOffice_project/ef66aa7e36a1bb8e65bfbc63aba53045a14d0871</meta:generator>
    <meta:document-statistic meta:table-count="0" meta:image-count="0" meta:object-count="0" meta:page-count="1" meta:paragraph-count="8" meta:word-count="79" meta:character-count="513" meta:non-whitespace-character-count="442"/>
  </office:meta>
</office:document-meta>
</file>